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10eaae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font-weight="bold" officeooo:rsid="0010eaae" officeooo:paragraph-rsid="0010ea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0eaae" officeooo:paragraph-rsid="0010eaae" style:font-weight-asian="bold" style:font-weight-complex="bold"/>
    </style:style>
    <style:style style:name="P4" style:family="paragraph" style:parent-style-name="Standard">
      <style:text-properties style:font-name="Arial" officeooo:rsid="0009bbdd" officeooo:paragraph-rsid="0010eaae"/>
    </style:style>
    <style:style style:name="P5" style:family="paragraph" style:parent-style-name="Standard">
      <style:text-properties style:font-name="Arial" fo:font-weight="normal" officeooo:rsid="0009bbdd" officeooo:paragraph-rsid="0010eaae" style:font-weight-asian="normal" style:font-weight-complex="normal"/>
    </style:style>
    <style:style style:name="P6" style:family="paragraph" style:parent-style-name="Standard">
      <style:text-properties style:font-name="Arial" officeooo:rsid="0010eaae" officeooo:paragraph-rsid="0010eaae"/>
    </style:style>
    <style:style style:name="P7" style:family="paragraph" style:parent-style-name="Standard">
      <style:text-properties officeooo:paragraph-rsid="00126a7c"/>
    </style:style>
    <style:style style:name="P8" style:family="paragraph" style:parent-style-name="Standard">
      <style:text-properties officeooo:rsid="00126a7c" officeooo:paragraph-rsid="00126a7c"/>
    </style:style>
    <style:style style:name="P9" style:family="paragraph" style:parent-style-name="Standard">
      <style:text-properties officeooo:rsid="00126a7c" officeooo:paragraph-rsid="00166527"/>
    </style:style>
    <style:style style:name="P10" style:family="paragraph" style:parent-style-name="Standard">
      <style:text-properties officeooo:rsid="0013d5b6" officeooo:paragraph-rsid="0013d5b6"/>
    </style:style>
    <style:style style:name="P11" style:family="paragraph" style:parent-style-name="Standard">
      <style:text-properties officeooo:rsid="0013d5b6" officeooo:paragraph-rsid="00166527"/>
    </style:style>
    <style:style style:name="P12" style:family="paragraph" style:parent-style-name="Standard">
      <style:text-properties officeooo:rsid="00158406" officeooo:paragraph-rsid="00158406"/>
    </style:style>
    <style:style style:name="P13" style:family="paragraph" style:parent-style-name="Standard">
      <style:text-properties officeooo:rsid="00158406" officeooo:paragraph-rsid="00166527"/>
    </style:style>
    <style:style style:name="P14" style:family="paragraph" style:parent-style-name="Standard">
      <style:text-properties officeooo:rsid="0013d5b6" officeooo:paragraph-rsid="0013d5b6" fo:background-color="#ffff00"/>
    </style:style>
    <style:style style:name="P15" style:family="paragraph" style:parent-style-name="Standard">
      <style:text-properties officeooo:rsid="0013d5b6" officeooo:paragraph-rsid="00166527" fo:background-color="#ffff00"/>
    </style:style>
    <style:style style:name="P16" style:family="paragraph" style:parent-style-name="Standard">
      <style:text-properties officeooo:rsid="0013d5b6" officeooo:paragraph-rsid="00158406" fo:background-color="#d4ea6b"/>
    </style:style>
    <style:style style:name="P17" style:family="paragraph" style:parent-style-name="Standard">
      <style:text-properties officeooo:rsid="0013d5b6" officeooo:paragraph-rsid="00166527" fo:background-color="#d4ea6b"/>
    </style:style>
    <style:style style:name="P18" style:family="paragraph" style:parent-style-name="Standard">
      <style:text-properties officeooo:rsid="00158406" officeooo:paragraph-rsid="00158406" fo:background-color="#d4ea6b"/>
    </style:style>
    <style:style style:name="P19" style:family="paragraph" style:parent-style-name="Standard">
      <style:text-properties officeooo:rsid="00158406" officeooo:paragraph-rsid="00166527" fo:background-color="#d4ea6b"/>
    </style:style>
    <style:style style:name="P20" style:family="paragraph" style:parent-style-name="Standard">
      <style:text-properties officeooo:rsid="00126a7c" officeooo:paragraph-rsid="00126a7c" fo:background-color="#d4ea6b"/>
    </style:style>
    <style:style style:name="P21" style:family="paragraph" style:parent-style-name="Standard">
      <style:text-properties officeooo:rsid="00126a7c" officeooo:paragraph-rsid="00166527" fo:background-color="#d4ea6b"/>
    </style:style>
    <style:style style:name="P22" style:family="paragraph" style:parent-style-name="Standard">
      <style:text-properties officeooo:rsid="00166527" officeooo:paragraph-rsid="00166527"/>
    </style:style>
    <style:style style:name="P23" style:family="paragraph" style:parent-style-name="Standard">
      <style:text-properties officeooo:rsid="00166527" officeooo:paragraph-rsid="00182b33"/>
    </style:style>
    <style:style style:name="P24" style:family="paragraph" style:parent-style-name="Standard">
      <style:text-properties fo:font-weight="bold" officeooo:rsid="00166527" officeooo:paragraph-rsid="00126a7c" style:font-weight-asian="bold" style:font-weight-complex="bold"/>
    </style:style>
    <style:style style:name="P25" style:family="paragraph" style:parent-style-name="Standard">
      <style:text-properties fo:font-weight="bold" officeooo:rsid="001b1cf3" officeooo:paragraph-rsid="001b1cf3" style:font-weight-asian="bold" style:font-weight-complex="bold"/>
    </style:style>
    <style:style style:name="P26" style:family="paragraph" style:parent-style-name="Standard">
      <style:text-properties fo:font-weight="bold" officeooo:rsid="002085dc" officeooo:paragraph-rsid="002085dc" style:font-weight-asian="bold" style:font-weight-complex="bold"/>
    </style:style>
    <style:style style:name="P27" style:family="paragraph" style:parent-style-name="Standard">
      <style:text-properties officeooo:rsid="00182b33" officeooo:paragraph-rsid="00182b33"/>
    </style:style>
    <style:style style:name="P28" style:family="paragraph" style:parent-style-name="Standard">
      <style:text-properties officeooo:rsid="00182b33" officeooo:paragraph-rsid="00184c58"/>
    </style:style>
    <style:style style:name="P29" style:family="paragraph" style:parent-style-name="Standard">
      <style:text-properties officeooo:rsid="00184c58" officeooo:paragraph-rsid="00184c58"/>
    </style:style>
    <style:style style:name="P30" style:family="paragraph" style:parent-style-name="Standard">
      <style:text-properties officeooo:rsid="00190d86" officeooo:paragraph-rsid="00190d86"/>
    </style:style>
    <style:style style:name="P31" style:family="paragraph" style:parent-style-name="Standard">
      <style:text-properties officeooo:rsid="001b1cf3" officeooo:paragraph-rsid="001b1cf3"/>
    </style:style>
    <style:style style:name="P32" style:family="paragraph" style:parent-style-name="Standard">
      <style:text-properties officeooo:rsid="001cf24d" officeooo:paragraph-rsid="001cf24d"/>
    </style:style>
    <style:style style:name="P33" style:family="paragraph" style:parent-style-name="Standard">
      <style:text-properties officeooo:rsid="001dd9e0" officeooo:paragraph-rsid="001dd9e0"/>
    </style:style>
    <style:style style:name="P34" style:family="paragraph" style:parent-style-name="Standard">
      <style:text-properties officeooo:rsid="001f9c21" officeooo:paragraph-rsid="001f9c21"/>
    </style:style>
    <style:style style:name="P35" style:family="paragraph" style:parent-style-name="Standard">
      <style:text-properties officeooo:rsid="002016a4" officeooo:paragraph-rsid="002016a4"/>
    </style:style>
    <style:style style:name="P36" style:family="paragraph" style:parent-style-name="Standard">
      <style:text-properties officeooo:rsid="002085dc" officeooo:paragraph-rsid="002085dc"/>
    </style:style>
    <style:style style:name="P37" style:family="paragraph" style:parent-style-name="Standard">
      <style:paragraph-properties fo:break-before="page"/>
      <style:text-properties officeooo:rsid="00126a7c" officeooo:paragraph-rsid="00166527"/>
    </style:style>
    <style:style style:name="P38" style:family="paragraph" style:parent-style-name="Standard">
      <style:paragraph-properties fo:break-before="page"/>
      <style:text-properties fo:font-weight="bold" officeooo:rsid="00126a7c" officeooo:paragraph-rsid="00126a7c" style:font-weight-asian="bold" style:font-weight-complex="bold"/>
    </style:style>
    <style:style style:name="P39" style:family="paragraph" style:parent-style-name="Standard">
      <style:paragraph-properties fo:break-before="page"/>
      <style:text-properties fo:font-weight="bold" officeooo:rsid="00182b33" officeooo:paragraph-rsid="00182b33" style:font-weight-asian="bold" style:font-weight-complex="bold"/>
    </style:style>
    <style:style style:name="P40" style:family="paragraph" style:parent-style-name="Standard">
      <style:paragraph-properties fo:break-before="page"/>
      <style:text-properties fo:font-weight="bold" officeooo:rsid="001b1cf3" officeooo:paragraph-rsid="001b1cf3" style:font-weight-asian="bold" style:font-weight-complex="bold"/>
    </style:style>
    <style:style style:name="P41" style:family="paragraph" style:parent-style-name="Standard">
      <style:paragraph-properties fo:break-before="page"/>
      <style:text-properties officeooo:rsid="00184c58" officeooo:paragraph-rsid="00184c58"/>
    </style:style>
    <style:style style:name="P42" style:family="paragraph">
      <style:paragraph-properties fo:text-align="center"/>
    </style:style>
    <style:style style:name="P43" style:family="paragraph">
      <style:paragraph-properties fo:text-align="end"/>
    </style:style>
    <style:style style:name="P44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63bad"/>
    </style:style>
    <style:style style:name="T2" style:family="text">
      <style:text-properties officeooo:rsid="0043c92a"/>
    </style:style>
    <style:style style:name="T3" style:family="text">
      <style:text-properties officeooo:rsid="0034a180"/>
    </style:style>
    <style:style style:name="T4" style:family="text">
      <style:text-properties officeooo:rsid="0010eaae"/>
    </style:style>
    <style:style style:name="T5" style:family="text">
      <style:text-properties style:font-name="Arial"/>
    </style:style>
    <style:style style:name="T6" style:family="text">
      <style:text-properties style:font-name="Arial" officeooo:rsid="00126a7c"/>
    </style:style>
    <style:style style:name="T7" style:family="text">
      <style:text-properties style:font-name="Arial" officeooo:rsid="00158406"/>
    </style:style>
    <style:style style:name="T8" style:family="text">
      <style:text-properties style:font-name="Arial" officeooo:rsid="00166527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weight="bold" officeooo:rsid="00184c58" style:font-weight-asian="bold" style:font-weight-complex="bold"/>
    </style:style>
    <style:style style:name="T11" style:family="text">
      <style:text-properties style:font-name="Arial" officeooo:rsid="00184c58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fo:font-weight="normal" officeooo:rsid="00190d86" style:font-weight-asian="normal" style:font-weight-complex="normal"/>
    </style:style>
    <style:style style:name="T14" style:family="text">
      <style:text-properties style:font-name="Arial" fo:font-weight="normal" officeooo:rsid="001dd9e0" style:font-weight-asian="normal" style:font-weight-complex="normal"/>
    </style:style>
    <style:style style:name="T15" style:family="text">
      <style:text-properties style:font-name="Arial" fo:font-weight="normal" officeooo:rsid="002016a4" style:font-weight-asian="normal" style:font-weight-complex="normal"/>
    </style:style>
    <style:style style:name="T16" style:family="text">
      <style:text-properties style:font-name="Arial" fo:font-weight="normal" officeooo:rsid="002085dc" style:font-weight-asian="normal" style:font-weight-complex="normal"/>
    </style:style>
    <style:style style:name="T17" style:family="text">
      <style:text-properties style:font-name="Arial" fo:font-weight="normal" officeooo:rsid="0020e031" style:font-weight-asian="normal" style:font-weight-complex="normal"/>
    </style:style>
    <style:style style:name="T18" style:family="text">
      <style:text-properties style:font-name="Arial" officeooo:rsid="001f9c21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font-name="Arial" fo:font-size="8pt" style:font-size-asian="8pt" style:font-size-complex="8pt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826cm" fo:min-width="2.884cm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02</text:span><text:span text:style-name="T2">3</text:span><text:span text:style-name="T1"> </text:span><text:span text:style-name="T2">Spring</text:span><text:span text:style-name="T1"> <text:s/></text:span>CPSC 240 <text:s/><text:span text:style-name="T3">Assignment </text:span><text:span text:style-name="T4">6</text:span></text:p>
      <text:p text:style-name="P3">Sleep Time</text:p>
      <text:p text:style-name="P4"/>
      <text:p text:style-name="P5"/>
      <text:p text:style-name="P2">Preface</text:p>
      <text:p text:style-name="P4"/>
      <text:p text:style-name="P6">The main objective of this assignment is to reinforce your knowledge about the cpu clock by hands-on experience.</text:p>
      <text:p text:style-name="P6"/>
      <text:p text:style-name="P6">There are no new assembly instructions in this assignment. <text:s/>The assignment serves to reinforce your knowledge from Assignment 4 of this semester.</text:p>
      <text:p text:style-name="P6"/>
      <text:p text:style-name="P6"/>
      <text:p text:style-name="P6"/>
      <text:p text:style-name="P2">Broad view of the requirements</text:p>
      <text:p text:style-name="P6"/>
      <text:p text:style-name="P6">In other programming languages you will find a delay statement. <text:s/>It may look like “delay(3000);” or “sleep(5500)”. <text:s/>The value passed to the function is the length of the delay expressed in milliseconds (ms).</text:p>
      <text:p text:style-name="P6"/>
      <text:p text:style-name="P7"><text:span text:style-name="T6">The main requirement for this program is to make a block of assembly instruction that will block the application from doing anything useful until the correct amount of time has elapsed.</text:span></text:p>
      <text:p text:style-name="P7"><text:span text:style-name="T6"/></text:p>
      <text:p text:style-name="P7"><text:span text:style-name="T6"/></text:p>
      <text:p text:style-name="P24"><text:span text:style-name="T5"/></text:p>
      <text:p text:style-name="P13"><text:span text:style-name="T8"/></text:p>
      <text:p text:style-name="P37"><text:span text:style-name="T5">Dialog </text:span><text:span text:style-name="T8">for the Baseline Program</text:span></text:p>
      <text:p text:style-name="P9"><text:span text:style-name="T5"/></text:p>
      <text:p text:style-name="P9"><text:span text:style-name="T5"/></text:p>
      <text:p text:style-name="P21"><text:span text:style-name="T5">Welcome to Daylight Sleeping Time brought to you by Larry Haskell.</text:span></text:p>
      <text:p text:style-name="P9"><text:span text:style-name="T5"/></text:p>
      <text:p text:style-name="P15"><text:span text:style-name="T5">We will send a birthday greeting to Chris.</text:span></text:p>
      <text:p text:style-name="P15"><text:span text:style-name="T5"/></text:p>
      <text:p text:style-name="P15"><text:span text:style-name="T5">How many birthday cards do you wish to send? <text:s/>4</text:span></text:p>
      <text:p text:style-name="P15"><text:span text:style-name="T5"/></text:p>
      <text:p text:style-name="P15"><text:span text:style-name="T5">Thank you. <text:s/>The time on the clock is now 4234789232981 tics.</text:span></text:p>
      <text:p text:style-name="P15"><text:span text:style-name="T5"/></text:p>
      <text:p text:style-name="P15"><text:span text:style-name="T5">Happy Birthday, Chris</text:span></text:p>
      <text:p text:style-name="P15"><text:span text:style-name="T5"/></text:p>
      <text:p text:style-name="P15"><text:span text:style-name="T5">Happy Birthday, Chris</text:span></text:p>
      <text:p text:style-name="P15"><text:span text:style-name="T5"/></text:p>
      <text:p text:style-name="P15"><text:span text:style-name="T5">Happy Birthday, Chris</text:span></text:p>
      <text:p text:style-name="P15"><text:span text:style-name="T5"/></text:p>
      <text:p text:style-name="P15"><text:span text:style-name="T5">Happy Birthday, Chris</text:span></text:p>
      <text:p text:style-name="P15"><text:span text:style-name="T5"/></text:p>
      <text:p text:style-name="P15"><text:span text:style-name="T5">The time on the clock is now <text:s/>4232995281454 tics</text:span></text:p>
      <text:p text:style-name="P15"><text:span text:style-name="T5"/></text:p>
      <text:p text:style-name="P15"><text:span text:style-name="T5">The elapsed time was <text:s/>xxxxxxxxxxx tics.</text:span></text:p>
      <text:p text:style-name="P15"><text:span text:style-name="T5"/></text:p>
      <text:p text:style-name="P15"><text:span text:style-name="T5">The elapsed time will be returned to the caller.</text:span></text:p>
      <text:p text:style-name="P11"><text:span text:style-name="T5"/></text:p>
      <text:p text:style-name="P17"><text:span text:style-name="T5">The main received this number <text:s/>xxxxxxxxxxx </text:span><text:span text:style-name="T7">and will keep it.</text:span></text:p>
      <text:p text:style-name="P17"><text:span text:style-name="T7"/></text:p>
      <text:p text:style-name="P19"><text:span text:style-name="T5">A zero will be sent to the Operating System. <text:s/>Bye.</text:span></text:p>
      <text:p text:style-name="P13"><text:span text:style-name="T5"/></text:p>
      <text:p text:style-name="P13"><text:span text:style-name="T5">//End of dialog.</text:span></text:p>
      <text:p text:style-name="P13"><text:span text:style-name="T5"/></text:p>
      <text:p text:style-name="P13"><text:span text:style-name="T5"/></text:p>
      <text:p text:style-name="P22"><text:span text:style-name="T5">Make your computer subtract early time from late time and output that difference where the string of x's appears.</text:span></text:p>
      <text:p text:style-name="P22"><text:span text:style-name="T5"/></text:p>
      <text:p text:style-name="P23"><text:span text:style-name="T5">Replace Larry’s name with your own name.</text:span></text:p>
      <text:p text:style-name="P23"><text:span text:style-name="T5"/></text:p>
      <text:p text:style-name="P27"><text:span text:style-name="T5">The baseline program contains no delays. <text:s/>It runs at computer speed.</text:span></text:p>
      <text:p text:style-name="P38"><text:span text:style-name="T5">Dialog </text:span><text:span text:style-name="T8">for the Challenge Program</text:span></text:p>
      <text:p text:style-name="P8"><text:span text:style-name="T5"/></text:p>
      <text:p text:style-name="P8"><text:span text:style-name="T5"/></text:p>
      <text:p text:style-name="P20"><text:span text:style-name="T5">Welcome to Daylight Sleeping Time brought to you by Larry Haskell.</text:span></text:p>
      <text:p text:style-name="P8"><text:span text:style-name="T5"/></text:p>
      <text:p text:style-name="P14"><text:span text:style-name="T5">We will send a birthday greeting to Chris.</text:span></text:p>
      <text:p text:style-name="P14"><text:span text:style-name="T5"/></text:p>
      <text:p text:style-name="P14"><text:span text:style-name="T5">How many birthday cards do you wish to send? <text:s/>4</text:span></text:p>
      <text:p text:style-name="P14"><text:span text:style-name="T5"/></text:p>
      <text:p text:style-name="P14"><text:span text:style-name="T5">What is the delay time (ms) between sending greetings? <text:s/>2250</text:span></text:p>
      <text:p text:style-name="P14"><text:span text:style-name="T5"/></text:p>
      <text:p text:style-name="P14"><text:span text:style-name="T5">What is the max frequency of the cpu in this computer as a whole integer? <text:s/>2 950 000 000</text:span></text:p>
      <text:p text:style-name="P14"><text:span text:style-name="T5"/></text:p>
      <text:p text:style-name="P14"><text:span text:style-name="T5">Thank you. <text:s/>The time on the clock is now 4234789232981 tics.</text:span></text:p>
      <text:p text:style-name="P14"><text:span text:style-name="T5"/></text:p>
      <text:p text:style-name="P14"><text:span text:style-name="T5">Happy Birthday, Chris</text:span></text:p>
      <text:p text:style-name="P14"><text:span text:style-name="T5"/></text:p>
      <text:p text:style-name="P14"><text:span text:style-name="T5">Happy Birthday, Chris</text:span></text:p>
      <text:p text:style-name="P14"><text:span text:style-name="T5"/></text:p>
      <text:p text:style-name="P14"><text:span text:style-name="T5">Happy Birthday, Chris</text:span></text:p>
      <text:p text:style-name="P14"><text:span text:style-name="T5"/></text:p>
      <text:p text:style-name="P14"><text:span text:style-name="T5">Happy Birthday, Chris</text:span></text:p>
      <text:p text:style-name="P14"><text:span text:style-name="T5"/></text:p>
      <text:p text:style-name="P14"><text:span text:style-name="T5">The time on the clock is now <text:s/>4232995281454 tics</text:span></text:p>
      <text:p text:style-name="P14"><text:span text:style-name="T5"/></text:p>
      <text:p text:style-name="P14"><text:span text:style-name="T5">The elapsed time was <text:s/>xxxxxxxxxxx tics.</text:span></text:p>
      <text:p text:style-name="P14"><text:span text:style-name="T5"/></text:p>
      <text:p text:style-name="P14"><text:span text:style-name="T5">The elapsed time will be returned to the caller.</text:span></text:p>
      <text:p text:style-name="P10"><text:span text:style-name="T5"/></text:p>
      <text:p text:style-name="P16"><text:span text:style-name="T5">The main received this number <text:s/>xxxxxxxxxxx </text:span><text:span text:style-name="T7">and will keep it.</text:span></text:p>
      <text:p text:style-name="P16"><text:span text:style-name="T7"/></text:p>
      <text:p text:style-name="P18"><text:span text:style-name="T5">A zero will be sent to the Operating System. <text:s/>Bye.</text:span></text:p>
      <text:p text:style-name="P12"><text:span text:style-name="T5"/></text:p>
      <text:p text:style-name="P12"><text:span text:style-name="T5">//End of dialog.</text:span></text:p>
      <text:p text:style-name="P12"><text:span text:style-name="T5"/></text:p>
      <text:p text:style-name="P12"><text:span text:style-name="T5"/></text:p>
      <text:p text:style-name="P12"><text:span text:style-name="T5">The unseen part occurs after each Birthday message. <text:s/>That is where the “sleep block” executes. <text:s/>In fact the sleep block is the only new artifact in this program. <text:s/></text:span><text:span text:style-name="T8">The rest of the instructions used here were first introduced in Assignment 4.</text:span></text:p>
      <text:p text:style-name="P12"><text:span text:style-name="T8"/></text:p>
      <text:p text:style-name="P22"><text:span text:style-name="T5">There are no xmm registers used in this program.</text:span></text:p>
      <text:p text:style-name="P22"><text:span text:style-name="T5"/></text:p>
      <text:p text:style-name="P22"><text:span text:style-name="T5">Replace Larry’s name with your own name.</text:span></text:p>
      <text:p text:style-name="P22"><text:span text:style-name="T5"/></text:p>
      <text:p text:style-name="P22"><text:span text:style-name="T5">If your getfrequency function is working correctly you should use in this program and omit asking the user to input his or her frequency.</text:span></text:p>
      <text:p text:style-name="P22"><text:span text:style-name="T5"/></text:p>
      <text:p text:style-name="P39"><text:span text:style-name="T5">System Diagram </text:span><text:span text:style-name="T11">for baseline</text:span></text:p>
      <text:p text:style-name="P27"><text:span text:style-name="T5"/></text:p>
      <text:p text:style-name="P27"><text:span text:style-name="T5">We want a minimal configuration for this program.</text:span></text:p>
      <text:p text:style-name="P27"><draw:g text:anchor-type="paragraph" draw:z-index="1" draw:style-name="gr1"><draw:custom-shape draw:name="Shape1" draw:style-name="gr2" draw:text-style-name="P44" svg:width="2.885cm" svg:height="1.826cm" svg:x="5.262cm" svg:y="0.372cm"><text:p text:style-name="P42"/><text:p text:style-name="P42"><text:span text:style-name="T19"/></text:p><text:p text:style-name="P42"><text:span text:style-name="T20">g</text:span><text:span text:style-name="T20">r</text:span><text:span text:style-name="T20">e</text:span><text:span text:style-name="T20">e</text:span><text:span text:style-name="T20">t</text:span><text:span text:style-name="T20">i</text:span><text:span text:style-name="T20">n</text:span><text:span text:style-name="T20">g</text:span><text:span text:style-name="T20">.</text:span><text:span text:style-name="T20">a</text:span><text:span text:style-name="T20">s</text:span><text:span text:style-name="T20">m</text:span></text:p><text:p text:style-name="P42"><text:span text:style-name="T19"/></text:p><text:p text:style-name="P42">Main</text:p><text:p text:style-name="P43"><text:span text:style-name="T21">C</text:span><text:span text:style-name="T21"> </text:span><text:span text:style-name="T21">o</text:span><text:span text:style-name="T21">r</text:span><text:span text:style-name="T21"> </text:span><text:span text:style-name="T21">C</text:span><text:span text:style-name="T21">+</text:span><text:span text:style-name="T21">+</text:span><text:span text:style-name="T21"> </text:span></text:p><text:p text:style-name="P42"><text:span text:style-name="T21"/></text:p><text:p text:style-name="P42"/><draw:enhanced-geometry svg:viewBox="0 0 21600 21600" draw:type="rectangle" draw:enhanced-path="M 0 0 L 21600 0 21600 21600 0 21600 0 0 Z N"/></draw:custom-shape><draw:custom-shape draw:name="Shape1_0" draw:style-name="gr2" draw:text-style-name="P44" svg:width="2.885cm" svg:height="1.826cm" svg:x="5.394cm" svg:y="3.182cm"><text:p text:style-name="P42">birthday.asm</text:p><draw:enhanced-geometry svg:viewBox="0 0 21600 21600" draw:type="rectangle" draw:enhanced-path="M 0 0 L 21600 0 21600 21600 0 21600 0 0 Z N"/></draw:custom-shape><draw:custom-shape draw:name="Shape1_1" draw:style-name="gr2" draw:text-style-name="P44" svg:width="2.885cm" svg:height="1.826cm" svg:x="11.347cm" svg:y="0.219cm"><text:p text:style-name="P42"><text:span text:style-name="T19"/></text:p><text:p text:style-name="P42"><text:span text:style-name="T19"/></text:p><text:p text:style-name="P42">r.sh</text:p><text:p text:style-name="P42"><text:span text:style-name="T22"/></text:p><text:p text:style-name="P42"><text:span text:style-name="T23">bash</text:span></text:p><draw:enhanced-geometry svg:viewBox="0 0 21600 21600" draw:type="rectangle" draw:enhanced-path="M 0 0 L 21600 0 21600 21600 0 21600 0 0 Z N"/></draw:custom-shape><draw:line draw:name="Shape2" draw:style-name="gr3" draw:text-style-name="P42" svg:x1="6.85cm" svg:y1="2.198cm" svg:x2="6.929cm" svg:y2="3.182cm"><text:p/></draw:line></draw:g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8"><draw:g text:anchor-type="paragraph" draw:z-index="0" draw:style-name="gr1"><draw:custom-shape draw:name="Shape1" draw:style-name="gr2" draw:text-style-name="P44" svg:width="2.885cm" svg:height="1.826cm" svg:x="5.659cm" svg:y="1.34cm"><text:p text:style-name="P42"/><text:p text:style-name="P42"><text:span text:style-name="T19"/></text:p><text:p text:style-name="P42"><text:span text:style-name="T20">g</text:span><text:span text:style-name="T20">r</text:span><text:span text:style-name="T20">e</text:span><text:span text:style-name="T20">e</text:span><text:span text:style-name="T20">t</text:span><text:span text:style-name="T20">i</text:span><text:span text:style-name="T20">n</text:span><text:span text:style-name="T20">g</text:span><text:span text:style-name="T20">.</text:span><text:span text:style-name="T20">a</text:span><text:span text:style-name="T20">s</text:span><text:span text:style-name="T20">m</text:span></text:p><text:p text:style-name="P42"><text:span text:style-name="T19"/></text:p><text:p text:style-name="P42">Main</text:p><text:p text:style-name="P43"><text:span text:style-name="T21">C</text:span><text:span text:style-name="T21"> </text:span><text:span text:style-name="T21">o</text:span><text:span text:style-name="T21">r</text:span><text:span text:style-name="T21"> </text:span><text:span text:style-name="T21">C</text:span><text:span text:style-name="T21">+</text:span><text:span text:style-name="T21">+</text:span><text:span text:style-name="T21"> </text:span></text:p><text:p text:style-name="P42"><text:span text:style-name="T21"/></text:p><text:p text:style-name="P42"/><draw:enhanced-geometry svg:viewBox="0 0 21600 21600" draw:type="rectangle" draw:enhanced-path="M 0 0 L 21600 0 21600 21600 0 21600 0 0 Z N"/></draw:custom-shape><draw:custom-shape draw:name="Shape1_0" draw:style-name="gr2" draw:text-style-name="P44" svg:width="2.885cm" svg:height="1.826cm" svg:x="5.791cm" svg:y="4.15cm"><text:p text:style-name="P42">birthday.asm</text:p><draw:enhanced-geometry svg:viewBox="0 0 21600 21600" draw:type="rectangle" draw:enhanced-path="M 0 0 L 21600 0 21600 21600 0 21600 0 0 Z N"/></draw:custom-shape><draw:custom-shape draw:name="Shape1_1" draw:style-name="gr2" draw:text-style-name="P44" svg:width="2.885cm" svg:height="1.826cm" svg:x="11.744cm" svg:y="1.187cm"><text:p text:style-name="P42"><text:span text:style-name="T19"/></text:p><text:p text:style-name="P42"><text:span text:style-name="T19"/></text:p><text:p text:style-name="P42">r.sh</text:p><text:p text:style-name="P42"><text:span text:style-name="T22"/></text:p><text:p text:style-name="P42"><text:span text:style-name="T23">bash</text:span></text:p><draw:enhanced-geometry svg:viewBox="0 0 21600 21600" draw:type="rectangle" draw:enhanced-path="M 0 0 L 21600 0 21600 21600 0 21600 0 0 Z N"/></draw:custom-shape><draw:line draw:name="Shape2" draw:style-name="gr3" draw:text-style-name="P42" svg:x1="7.247cm" svg:y1="3.166cm" svg:x2="7.326cm" svg:y2="4.15cm"><text:p/></draw:line><draw:custom-shape draw:name="Shape1_3" draw:style-name="gr2" draw:text-style-name="P44" svg:width="2.885cm" svg:height="1.826cm" svg:x="5.977cm" svg:y="6.897cm"><text:p text:style-name="P42">sleep.asm</text:p><draw:enhanced-geometry svg:viewBox="0 0 21600 21600" draw:type="rectangle" draw:enhanced-path="M 0 0 L 21600 0 21600 21600 0 21600 0 0 Z N"/></draw:custom-shape><draw:line draw:name="Shape2_0" draw:style-name="gr3" draw:text-style-name="P42" svg:x1="7.379cm" svg:y1="5.976cm" svg:x2="7.458cm" svg:y2="6.96cm"><text:p/></draw:line></draw:g><text:span text:style-name="T9">System Diagram </text:span><text:span text:style-name="T10">for challenge</text:span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41"><text:span text:style-name="T9">Conclusion</text:span></text:p>
      <text:p text:style-name="P29"><text:span text:style-name="T12"/></text:p>
      <text:p text:style-name="P29"><text:span text:style-name="T12"/></text:p>
      <text:p text:style-name="P29"><text:span text:style-name="T12">You already know the facts about evaluating programs and midterms and finals. <text:s/>There comes a time when I can no longer return assignments and test before the end of the semester. <text:s text:c="2"/>You heard the announcement of this subject in lecture a couple weeks ago. <text:s/></text:span></text:p>
      <text:p text:style-name="P29"><text:span text:style-name="T12"/></text:p>
      <text:p text:style-name="P29"><text:span text:style-name="T12">No score of point will be given for this assignment.</text:span></text:p>
      <text:p text:style-name="P29"><text:span text:style-name="T12"/></text:p>
      <text:p text:style-name="P29"><text:span text:style-name="T12">I encourage you to do </text:span><text:span text:style-name="T13">all the </text:span><text:span text:style-name="T12">assignment</text:span><text:span text:style-name="T13">s</text:span><text:span text:style-name="T12"> </text:span><text:span text:style-name="T13">including this one</text:span><text:span text:style-name="T12">. <text:s/>Doing a program reinforces learning at a level far above simple reading on a subject. <text:s/>I still invite you to send me your completed program </text:span><text:span text:style-name="T13">#6</text:span><text:span text:style-name="T12">. <text:s/>I will read it and test it and send you feedback about </text:span><text:span text:style-name="T13">your product.</text:span></text:p>
      <text:p text:style-name="P29"><text:span text:style-name="T12"/></text:p>
      <text:p text:style-name="P30"><text:span text:style-name="T12">Due date: May 15, 2023</text:span></text:p>
      <text:p text:style-name="P30"><text:span text:style-name="T12"/></text:p>
      <text:p text:style-name="P30"><text:span text:style-name="T12"/></text:p>
      <text:p text:style-name="P31"><text:span text:style-name="T12"/></text:p>
      <text:p text:style-name="P40"><text:span text:style-name="T5">Calendar Spring 2023</text:span></text:p>
      <text:p text:style-name="P31"><text:span text:style-name="T12"/></text:p>
      <text:p text:style-name="P32"><text:span text:style-name="T12">I will be in the classroom for all remaining regular lectures. <text:s/>If I should be in the classroom during tests remains an open question.</text:span></text:p>
      <text:p text:style-name="P31"><text:span text:style-name="T12"/></text:p>
      <text:p text:style-name="P31"><text:span text:style-name="T12">May 1: Conclusion for GDB and “Inline Assembly”</text:span></text:p>
      <text:p text:style-name="P30"><text:span text:style-name="T12"/></text:p>
      <text:p text:style-name="P31"><text:span text:style-name="T12">May 3: <text:s/>Subnormal numbers; Review topics from the early half of the semester.</text:span></text:p>
      <text:p text:style-name="P30"><text:span text:style-name="T12"/></text:p>
      <text:p text:style-name="P31"><text:span text:style-name="T12">May 8: <text:s/>Review recent subject o</text:span><text:span text:style-name="T16">f</text:span><text:span text:style-name="T12"> this semester</text:span></text:p>
      <text:p text:style-name="P31"><text:span text:style-name="T12"/></text:p>
      <text:p text:style-name="P31"><text:span text:style-name="T12">May 10: <text:s text:c="2"/>Concepts test</text:span></text:p>
      <text:p text:style-name="P31"><text:span text:style-name="T12"/></text:p>
      <text:p text:style-name="P31"><text:span text:style-name="T12">May 15: <text:s text:c="2"/>Programming test</text:span></text:p>
      <text:p text:style-name="P31"><text:span text:style-name="T12"/></text:p>
      <text:p text:style-name="P31"><text:span text:style-name="T12"/></text:p>
      <text:p text:style-name="P25"><text:span text:style-name="T5"/></text:p>
      <text:p text:style-name="P40"><text:span text:style-name="T5">Good-bye </text:span><text:span text:style-name="T18">Johnson</text:span></text:p>
      <text:p text:style-name="P31"><text:span text:style-name="T12"/></text:p>
      <text:p text:style-name="P34"><text:span text:style-name="T12">May 2023 marks the end of a special era. <text:s/>After May Johnson will be moving on to higher activities. <text:s/>This marks the end of 3 semesters he has been a key person in 240 education. <text:s/>Those of you who </text:span><text:span text:style-name="T15">have been </text:span><text:span text:style-name="T12">in his sessions know that an SI meeting with Johnson in charge is a phenomenon not replicated anywhere on this campus. <text:s/></text:span><text:span text:style-name="T15">You will not get the same experience again.</text:span></text:p>
      <text:p text:style-name="P34"><text:span text:style-name="T15"/></text:p>
      <text:p text:style-name="P35"><text:span text:style-name="T12">Here is a true anecdote. <text:s/>In the first semester that Johnson was Si instructor there was a girl students struggling along like everyone else. <text:s/>During the open hour following each lecture I asked if she would teach little endian during the first 20 minutes of the next class meeting. <text:s/>Here immediate response was “What! <text:s/>I am no Johnson! <text:s/>How do you expect me do that?” <text:s/>Then I got it. <text:s text:c="2"/>Something magical happens in SI meetings that loads people’s brain cells with knowledge. <text:s/>From me “Thank you Johnson for being here during these </text:span><text:span text:style-name="T17">recent </text:span><text:span text:style-name="T12">semesters.”</text:span></text:p>
      <text:p text:style-name="P31"><text:span text:style-name="T12"/></text:p>
      <text:p text:style-name="P31"><text:span text:style-name="T12"/></text:p>
      <text:p text:style-name="P26"><text:span text:style-name="T5">Good-bye class</text:span></text:p>
      <text:p text:style-name="P31"><text:span text:style-name="T12"/></text:p>
      <text:p text:style-name="P31"><text:span text:style-name="T12">Thank you for spending the last 16 weeks with me in my world of assembly. <text:s/>I did not learn the names of everyone, but I did learn the names of many of you.</text:span></text:p>
      <text:p text:style-name="P31"><text:span text:style-name="T12"/></text:p>
      <text:p text:style-name="P32"><text:span text:style-name="T12">Some students prefer in-person classes and others prefer remote lectures. <text:s/>I tried to accommodate both sides of the question by making lectures both in person and in zoom. <text:s/>I hope you found that helpful.</text:span></text:p>
      <text:p text:style-name="P32"><text:span text:style-name="T12"/></text:p>
      <text:p text:style-name="P32"><text:span text:style-name="T12">Eighty-five percent of you will not use assembly in the future – </text:span><text:span text:style-name="T14">I know that. <text:s/>But, don’t discard your assembly knowledge completely because it might save your job if and when your company downsizes.</text:span></text:p>
      <text:p text:style-name="P32"><text:span text:style-name="T14"/></text:p>
      <text:p text:style-name="P33"><text:span text:style-name="T12">I will miss all of you. <text:s/>Study hard next semester and get the job that come after graduating. <text:s/>Next year when you need a hold removed from your portal come to my express advising without an appointment. <text:s/>That is the easiest way to remove a hold.</text:span></text:p>
      <text:p text:style-name="P33"><text:span text:style-name="T12"/></text:p>
      <text:p text:style-name="P36"><text:span text:style-name="T12">Good luck, get the job you will enjoy,</text:span></text:p>
      <text:p text:style-name="P33"><text:span text:style-name="T12">Stay well, and good-bye.</text:span></text:p>
      <text:p text:style-name="P33"><text:span text:style-name="T12"><text:tab/>F. Hollida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7" meta:paragraph-count="73" meta:word-count="992" meta:character-count="5666" meta:non-whitespace-character-count="4687"/>
  </office:meta>
</office:document-meta>
</file>